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turnsTest.should_fail_on_null_with_primi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turnsTest.should_return_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turnsTest.should_fail_on_wrong_primi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turnsTest.should_allow_correct_type_of_return_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ReturnsTest.should_fail_on_return_type_mi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turnsTest.should_fail_when_return_Value_is_set_for_void_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